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icrosoft YaHei" style:font-name-complex="Lucida Sans"/>
    </style:style>
    <style:style style:name="ce2" style:family="table-cell" style:parent-style-name="Default" style:data-style-name="N112"/>
    <style:style style:name="ce3" style:family="table-cell" style:parent-style-name="Default" style:data-style-name="N118"/>
    <style:style style:name="ce4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0</text:p>
          </table:table-cell>
          <table:table-cell office:value-type="float" office:value="0.0113" calcext:value-type="float">
            <text:p>0,0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1</text:p>
          </table:table-cell>
          <table:table-cell table:formula="of:=[.$C$2]*[.$D$2]*[.C4]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704" calcext:value-type="float">
            <text:p>0,070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2"/>
          <table:table-cell office:value-type="string" calcext:value-type="string">
            <text:p>y2</text:p>
          </table:table-cell>
          <table:table-cell table:formula="of:=[.$C$2]*[.$D$2]*[.C5]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1759" calcext:value-type="float">
            <text:p>0,1759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281" calcext:value-type="float">
            <text:p>0,028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formula="of:=SUM([.H2:.H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704" calcext:value-type="float">
            <text:p>0,0704</text:p>
          </table:table-cell>
          <table:table-cell table:style-name="ce1"/>
          <table:table-cell table:number-columns-repeated="3"/>
          <table:table-cell office:value-type="string" calcext:value-type="string">
            <text:p>rho1</text:p>
          </table:table-cell>
          <table:table-cell table:style-name="ce1" table:formula="of:=SUM([.B5:.B8])" office:value-type="float" office:value="0.7142" calcext:value-type="float">
            <text:p>0,7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1759" calcext:value-type="float">
            <text:p>0,1759</text:p>
          </table:table-cell>
          <table:table-cell table:number-columns-repeated="4"/>
          <table:table-cell office:value-type="string" calcext:value-type="string">
            <text:p>rho2</text:p>
          </table:table-cell>
          <table:table-cell table:formula="of:=[.B2]+[.B3]+[.B4]+[.B6]+[.B7]+[.B8]" office:value-type="float" office:value="0.9605" calcext:value-type="float">
            <text:p>0,9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4398" calcext:value-type="float">
            <text:p>0,43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ho</text:p>
          </table:table-cell>
          <table:table-cell table:formula="of:=AVERAGE([.H6:.H8])" office:value-type="float" office:value="0.83735" calcext:value-type="float">
            <text:p>0,8373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2</text:p>
          </table:table-cell>
          <table:table-cell table:formula="of:=[.B3]+2*[.B4]+[.B7]+2*[.B8]" office:value-type="float" office:value="1.4777" calcext:value-type="float">
            <text:p>1,47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l</text:p>
          </table:table-cell>
          <table:table-cell table:formula="of:=SUM([.H10:.H12])" office:value-type="float" office:value="1.4777" calcext:value-type="float">
            <text:p>1,477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1</text:p>
          </table:table-cell>
          <table:table-cell table:formula="of:=SUM([.B5:.B8])" office:value-type="float" office:value="0.7142" calcext:value-type="float">
            <text:p>0,71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2</text:p>
          </table:table-cell>
          <table:table-cell table:formula="of:=[.B2]+2*[.B3]+3*[.B4]+[.B6]+2*[.B7]+3*[.B8]" office:value-type="float" office:value="2.4382" calcext:value-type="float">
            <text:p>2,438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</text:p>
          </table:table-cell>
          <table:table-cell table:formula="of:=SUM([.H14:.H16])" office:value-type="float" office:value="3.1524" calcext:value-type="float">
            <text:p>3,152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2</text:p>
          </table:table-cell>
          <table:table-cell table:formula="of:=[.H11]/[.H31]" office:value-type="float" office:value="15.3806921675774" calcext:value-type="float">
            <text:p>15,380692167577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</text:p>
          </table:table-cell>
          <table:table-cell table:style-name="ce2" table:formula="of:=([.H31]*[.H19])/[.H33]" office:value-type="float" office:value="8.8207730189524" calcext:value-type="float">
            <text:p>8,820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1</text:p>
          </table:table-cell>
          <table:table-cell table:style-name="ce2" table:formula="of:=[.H14]/[.H30]" office:value-type="float" office:value="9.99580125962212" calcext:value-type="float">
            <text:p>9,9958</text:p>
          </table:table-cell>
          <table:table-cell/>
          <table:table-cell office:value-type="string" calcext:value-type="string">
            <text:p>m1</text:p>
          </table:table-cell>
          <table:table-cell table:style-name="ce3" table:formula="of:=SUM([.B5:.B8])" office:value-type="float" office:value="0.7142" calcext:value-type="float">
            <text:p>0,7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2</text:p>
          </table:table-cell>
          <table:table-cell table:style-name="ce2" table:formula="of:=[.H15]/[.H31]" office:value-type="float" office:value="25.3780900338277" calcext:value-type="float">
            <text:p>25,3781</text:p>
          </table:table-cell>
          <table:table-cell/>
          <table:table-cell office:value-type="string" calcext:value-type="string">
            <text:p>m2</text:p>
          </table:table-cell>
          <table:table-cell table:formula="of:=[.B2]+2*[.B3]+3*[.B4]+[.B6]+2*[.B7]+3*[.B8]" office:value-type="float" office:value="2.4382" calcext:value-type="float">
            <text:p>2,4382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</text:p>
          </table:table-cell>
          <table:table-cell table:style-name="ce2" table:formula="of:=[.H17]/[.H33]" office:value-type="float" office:value="18.8174899268766" calcext:value-type="float">
            <text:p>18,817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i1</text:p>
          </table:table-cell>
          <table:table-cell table:formula="of:=SUM([.B5:.B8])" office:value-type="float" office:value="0.7142" calcext:value-type="float">
            <text:p>0,71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i2</text:p>
          </table:table-cell>
          <table:table-cell table:formula="of:=[.B4]+[.B8]" office:value-type="float" office:value="0.6157" calcext:value-type="float">
            <text:p>0,615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i</text:p>
          </table:table-cell>
          <table:table-cell table:formula="of:=[.C4]*[.H26]+[.C5]*[.H27]+[.C6]*[.H28]" office:value-type="float" office:value="0.66495" calcext:value-type="float">
            <text:p>0,664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l1</text:p>
          </table:table-cell>
          <table:table-cell table:formula="of:=[.$C$2]*[.C4]*(1-[.H26])" office:value-type="float" office:value="0.07145" calcext:value-type="float">
            <text:p>0,071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l2</text:p>
          </table:table-cell>
          <table:table-cell table:formula="of:=[.$C$2]*[.C5]*(1-[.H27])" office:value-type="float" office:value="0.096075" calcext:value-type="float">
            <text:p>0,09607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ll</text:p>
          </table:table-cell>
          <table:table-cell table:formula="of:=[.C2]*(1-[.H29])" office:value-type="float" office:value="0.167525" calcext:value-type="float">
            <text:p>0,167525</text:p>
          </table:table-cell>
          <table:table-cell table:number-columns-repeated="3"/>
        </table:table-row>
      </table:table>
      <table:table table:name="s2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Код состояния</text:p>
          </table:table-cell>
          <table:table-cell office:value-type="string" calcext:value-type="string">
            <text:p><text:s/>Вероятность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0</text:p>
          </table:table-cell>
          <table:table-cell table:style-name="ce4" office:value-type="float" office:value="0.0296296296296296" calcext:value-type="float">
            <text:p>0,029630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1</text:p>
          </table:table-cell>
          <table:table-cell table:formula="of:=[.$C$2]*[.$D$2]*[.C4]" office:value-type="float" office:value="2.5" calcext:value-type="float">
            <text:p>2,5</text:p>
          </table:table-cell>
        </table:table-row>
        <table:table-row table:style-name="ro2">
          <table:table-cell office:value-type="string" calcext:value-type="string">
            <text:p>E1</text:p>
          </table:table-cell>
          <table:table-cell table:style-name="ce4" office:value-type="float" office:value="0.0148148148148148" calcext:value-type="float">
            <text:p>0,01481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y2</text:p>
          </table:table-cell>
          <table:table-cell table:formula="of:=[.$C$2]*[.$D$2]*[.C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2</text:p>
          </table:table-cell>
          <table:table-cell table:style-name="ce4" office:value-type="float" office:value="0.00740740740740741" calcext:value-type="float">
            <text:p>0,007407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y3</text:p>
          </table:table-cell>
          <table:table-cell table:formula="of:=[.$C$2]*[.$D$2]*[.C6]"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E3</text:p>
          </table:table-cell>
          <table:table-cell table:style-name="ce4" office:value-type="float" office:value="0.0037037037037037" calcext:value-type="float">
            <text:p>0,003704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y1</text:p>
          </table:table-cell>
          <table:table-cell table:formula="of:=SUM([.H2:.H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4</text:p>
          </table:table-cell>
          <table:table-cell table:style-name="ce4" office:value-type="float" office:value="0.0592592592592592" calcext:value-type="float">
            <text:p>0,059259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3"/>
          <table:table-cell office:value-type="string" calcext:value-type="string">
            <text:p>rho1</text:p>
          </table:table-cell>
          <table:table-cell table:style-name="ce1" table:formula="of:=SUM([.B10:.B17])" office:value-type="float" office:value="0.833333333333333" calcext:value-type="float">
            <text:p>0,833333333333333</text:p>
          </table:table-cell>
        </table:table-row>
        <table:table-row table:style-name="ro2">
          <table:table-cell office:value-type="string" calcext:value-type="string">
            <text:p>E5</text:p>
          </table:table-cell>
          <table:table-cell table:style-name="ce4" office:value-type="float" office:value="0.0296296296296296" calcext:value-type="float">
            <text:p>0,029630</text:p>
          </table:table-cell>
          <table:table-cell table:number-columns-repeated="4"/>
          <table:table-cell office:value-type="string" calcext:value-type="string">
            <text:p>rho2</text:p>
          </table:table-cell>
          <table:table-cell table:formula="of:=SUM([.B6:.B13])" office:value-type="float" office:value="0.388888888888889" calcext:value-type="float">
            <text:p>0,388888888888889</text:p>
          </table:table-cell>
        </table:table-row>
        <table:table-row table:style-name="ro2">
          <table:table-cell office:value-type="string" calcext:value-type="string">
            <text:p>E6</text:p>
          </table:table-cell>
          <table:table-cell table:style-name="ce4" office:value-type="float" office:value="0.0148148148148148" calcext:value-type="float">
            <text:p>0,014815</text:p>
          </table:table-cell>
          <table:table-cell table:number-columns-repeated="4"/>
          <table:table-cell office:value-type="string" calcext:value-type="string">
            <text:p>rho3</text:p>
          </table:table-cell>
          <table:table-cell table:formula="of:=[.B3]+[.B4]+[.B5]+[.B7]+[.B8]+[.B9]+[.B11]+[.B12]+[.B13]+[.B15]+[.B16]+[.B17]" office:value-type="float" office:value="0.466666666666667" calcext:value-type="float">
            <text:p>0,466666666666667</text:p>
          </table:table-cell>
        </table:table-row>
        <table:table-row table:style-name="ro2">
          <table:table-cell office:value-type="string" calcext:value-type="string">
            <text:p>E7</text:p>
          </table:table-cell>
          <table:table-cell table:style-name="ce4" office:value-type="float" office:value="0.00740740740740741" calcext:value-type="float">
            <text:p>0,007407</text:p>
          </table:table-cell>
          <table:table-cell table:number-columns-repeated="4"/>
          <table:table-cell office:value-type="string" calcext:value-type="string">
            <text:p>rho</text:p>
          </table:table-cell>
          <table:table-cell table:formula="of:=AVERAGE([.H6:.H8])" office:value-type="float" office:value="0.562962962962963" calcext:value-type="float">
            <text:p>0,562962962962963</text:p>
          </table:table-cell>
        </table:table-row>
        <table:table-row table:style-name="ro2">
          <table:table-cell office:value-type="string" calcext:value-type="string">
            <text:p>E8</text:p>
          </table:table-cell>
          <table:table-cell table:style-name="ce4" office:value-type="float" office:value="0.148148148148148" calcext:value-type="float">
            <text:p>0,148148</text:p>
          </table:table-cell>
          <table:table-cell table:number-columns-repeated="4"/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9</text:p>
          </table:table-cell>
          <table:table-cell table:style-name="ce4" office:value-type="float" office:value="0.074074074074074" calcext:value-type="float">
            <text:p>0,074074</text:p>
          </table:table-cell>
          <table:table-cell table:number-columns-repeated="4"/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10</text:p>
          </table:table-cell>
          <table:table-cell table:style-name="ce4" office:value-type="float" office:value="0.037037037037037" calcext:value-type="float">
            <text:p>0,037037</text:p>
          </table:table-cell>
          <table:table-cell table:number-columns-repeated="4"/>
          <table:table-cell office:value-type="string" calcext:value-type="string">
            <text:p>l3</text:p>
          </table:table-cell>
          <table:table-cell table:formula="of:=[.B4]+2*[.B5]+[.B8]+2*[.B9]+[.B12]+2*[.B13]+[.B16]+2*[.B17]" office:value-type="float" office:value="0.266666666666667" calcext:value-type="float">
            <text:p>0,266666666666667</text:p>
          </table:table-cell>
        </table:table-row>
        <table:table-row table:style-name="ro2">
          <table:table-cell office:value-type="string" calcext:value-type="string">
            <text:p>E11</text:p>
          </table:table-cell>
          <table:table-cell table:style-name="ce4" office:value-type="float" office:value="0.0185185185185185" calcext:value-type="float">
            <text:p>0,018519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formula="of:=SUM([.H10:.H12])" office:value-type="float" office:value="0.266666666666667" calcext:value-type="float">
            <text:p>0,266666666666667</text:p>
          </table:table-cell>
        </table:table-row>
        <table:table-row table:style-name="ro2">
          <table:table-cell office:value-type="string" calcext:value-type="string">
            <text:p>E12</text:p>
          </table:table-cell>
          <table:table-cell table:style-name="ce4" office:value-type="float" office:value="0.296296296296296" calcext:value-type="float">
            <text:p>0,296296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formula="of:=SUM([.B10:.B17])" office:value-type="float" office:value="0.833333333333333" calcext:value-type="float">
            <text:p>0,833333333333333</text:p>
          </table:table-cell>
        </table:table-row>
        <table:table-row table:style-name="ro2">
          <table:table-cell office:value-type="string" calcext:value-type="string">
            <text:p>E13</text:p>
          </table:table-cell>
          <table:table-cell table:style-name="ce4" office:value-type="float" office:value="0.148148148148148" calcext:value-type="float">
            <text:p>0,148148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formula="of:=SUM([.B6:.B13])" office:value-type="float" office:value="0.388888888888889" calcext:value-type="float">
            <text:p>0,388888888888889</text:p>
          </table:table-cell>
        </table:table-row>
        <table:table-row table:style-name="ro2">
          <table:table-cell office:value-type="string" calcext:value-type="string">
            <text:p>E14</text:p>
          </table:table-cell>
          <table:table-cell table:style-name="ce4" office:value-type="float" office:value="0.074074074074074" calcext:value-type="float">
            <text:p>0,074074</text:p>
          </table:table-cell>
          <table:table-cell table:number-columns-repeated="4"/>
          <table:table-cell office:value-type="string" calcext:value-type="string">
            <text:p>m3</text:p>
          </table:table-cell>
          <table:table-cell table:formula="of:=[.B3]+2*[.B4]+3*[.B5]+[.B7]+2*[.B8]+3*[.B9]+[.B11]+2*[.B12]+3*[.B13]+[.B15]+2*[.B16]+3*[.B17]" office:value-type="float" office:value="0.733333333333333" calcext:value-type="float">
            <text:p>0,733333333333333</text:p>
          </table:table-cell>
        </table:table-row>
        <table:table-row table:style-name="ro2">
          <table:table-cell office:value-type="string" calcext:value-type="string">
            <text:p>E15</text:p>
          </table:table-cell>
          <table:table-cell table:style-name="ce4" office:value-type="float" office:value="0.037037037037037" calcext:value-type="float">
            <text:p>0,037037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formula="of:=SUM([.H14:.H16])" office:value-type="float" office:value="1.95555555555556" calcext:value-type="float">
            <text:p>1,955555555555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3</text:p>
          </table:table-cell>
          <table:table-cell table:style-name="ce2" table:formula="of:=[.H12]/[.H32]" office:value-type="float" office:value="5.71428571428571" calcext:value-type="float">
            <text:p>5,714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</text:p>
          </table:table-cell>
          <table:table-cell table:style-name="ce2" table:formula="of:=([.H32]*[.H20])/[.H33]" office:value-type="float" office:value="1.2664907651715" calcext:value-type="float">
            <text:p>1,26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1</text:p>
          </table:table-cell>
          <table:table-cell table:style-name="ce2" table:formula="of:=[.H14]/[.H30]" office:value-type="float" office:value="20" calcext:value-type="float">
            <text:p>20,00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2</text:p>
          </table:table-cell>
          <table:table-cell table:style-name="ce2" table:formula="of:=[.H15]/[.H31]" office:value-type="float" office:value="3.18181818181818" calcext:value-type="float">
            <text:p>3,18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3</text:p>
          </table:table-cell>
          <table:table-cell table:style-name="ce2" table:formula="of:=[.H16]/[.H32]" office:value-type="float" office:value="15.7142857142857" calcext:value-type="float">
            <text:p>15,714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</text:p>
          </table:table-cell>
          <table:table-cell table:style-name="ce2" table:formula="of:=[.H17]/[.H33]" office:value-type="float" office:value="9.28759894459103" calcext:value-type="float">
            <text:p>9,28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1</text:p>
          </table:table-cell>
          <table:table-cell table:formula="of:=SUM([.B10:.B17])" office:value-type="float" office:value="0.833333333333333" calcext:value-type="float">
            <text:p>0,8333333333333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2</text:p>
          </table:table-cell>
          <table:table-cell table:formula="of:=SUM([.B6:.B13])" office:value-type="float" office:value="0.388888888888889" calcext:value-type="float">
            <text:p>0,3888888888888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3</text:p>
          </table:table-cell>
          <table:table-cell table:formula="of:=[.B5]+[.B9]+[.B13]+[.B17]" office:value-type="float" office:value="0.0666666666666667" calcext:value-type="float">
            <text:p>0,0666666666666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</text:p>
          </table:table-cell>
          <table:table-cell table:formula="of:=[.C4]*[.H26]+[.C5]*[.H27]+[.C6]*[.H28]" office:value-type="float" office:value="0.578888888888889" calcext:value-type="float">
            <text:p>0,5788888888888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l1</text:p>
          </table:table-cell>
          <table:table-cell table:formula="of:=[.$C$2]*[.C4]*(1-[.H26])" office:value-type="float" office:value="0.0416666666666667" calcext:value-type="float">
            <text:p>0,0416666666666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l2</text:p>
          </table:table-cell>
          <table:table-cell table:formula="of:=[.$C$2]*[.C5]*(1-[.H27])" office:value-type="float" office:value="0.122222222222222" calcext:value-type="float">
            <text:p>0,1222222222222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l3</text:p>
          </table:table-cell>
          <table:table-cell table:formula="of:=[.$C$2]*[.C6]*(1-[.H28])" office:value-type="float" office:value="0.0466666666666667" calcext:value-type="float">
            <text:p>0,0466666666666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l</text:p>
          </table:table-cell>
          <table:table-cell table:formula="of:=[.C2]*(1-[.H29])" office:value-type="float" office:value="0.210555555555556" calcext:value-type="float">
            <text:p>0,21055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18:32:09.154047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3:55:00.558013033</dc:date>
    <meta:editing-duration>PT55M44S</meta:editing-duration>
    <meta:editing-cycles>4</meta:editing-cycles>
    <meta:generator>LibreOffice/5.2.2.2.0$Linux_X86_64 LibreOffice_project/20m0$Build-2</meta:generator>
    <meta:document-statistic meta:table-count="2" meta:cell-count="184" meta:object-count="0"/>
  </office:meta>
</office:document-meta>
</file>